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#ffff00">
        <style:background-image/>
      </style:paragraph-properties>
    </style:style>
    <style:style style:name="P2" style:family="paragraph" style:parent-style-name="Standard">
      <style:paragraph-properties fo:background-color="#0047ff">
        <style:background-image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text:style-name="Numbering_20_Symbols" style:num-prefix="(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The kmotion web viewer consists of a Python back end, an images database &amp; a PHP/Javascript front end. This section gives an overview to help developers understand what is happening under the hood.</text:p>
      <text:p text:style-name="Standard"/>
      <text:p text:style-name="Standard"/>
      <text:p text:style-name="P2">The images database</text:p>
      <text:p text:style-name="Standard"/>
      <text:p text:style-name="Standard">kmotion uses a custom database structure consisting of nested directories to store motion generated jpegs.</text:p>
      <text:p text:style-name="Standard"/>
      <text:p text:style-name="P1">The images top level directory .../images/ contains </text:p>
      <text:p text:style-name="Standard"/>
      <text:p text:style-name="Standard">Multiple date directory's in the form 'YYYYMMDD'. kmotion catalogues all images at this level by their date of capture.</text:p>
      <text:p text:style-name="Standard"><text:s text:c="2"/></text:p>
      <text:p text:style-name="Standard">An 'events' directory. This directory holds flags that are created and deleted as motion is detected and cleared. <text:s/>The flags consist of number filenames with zero length. For example if the 'events' directory contains '2' and '5' motion has detected motion in threads 2 and 5. The flags are created and deleted by motions 'on_event_start' and 'on_event_end' directives.</text:p>
      <text:p text:style-name="Standard"/>
      <text:p text:style-name="Standard">A soft link called 'lastsnap.jpg'. This is a redundant link generated by motion to point to the latest jpeg. It is not used by kmotion.</text:p>
      <text:p text:style-name="Standard"/>
      <text:p text:style-name="P1">The images level 1 nested directory .../images/YYYYMMDD/ contains</text:p>
      <text:p text:style-name="Standard"/>
      <text:p text:style-name="Standard">Multiple thread directories in the form 'NN'. kmotion catalogues all images at this level by their thread or feed number as a two digit number.</text:p>
      <text:p text:style-name="Standard"/>
      <text:p text:style-name="Standard">A file called 'total_size' containing an integer number. This number is the latest estimate of the number of bytes held in this directory. The current days 'total_size' <text:s/>is updated every 15 mins by 'kmotion_hkd1.py'. The value of each 'total_size' file in each of the available date directories is added together to decide if culling of the oldest dated directories is necessary. <text:s/>This is also performed by 'kmotion_hkd1.py'</text:p>
      <text:p text:style-name="Standard"/>
      <text:p text:style-name="P1">The images level 2 nested directory .../images/YYYYMMDD/NN/ contains</text:p>
      <text:p text:style-name="Standard"/>
      <text:p text:style-name="Standard">A file called 'last_jpeg' containing a path and filename. This points to the last jpeg for this particular thread or feed. It always points into the 'tmp' directory. See below.</text:p>
      <text:p text:style-name="Standard"/>
      <text:p text:style-name="Standard"/>
      <text:p text:style-name="Standard">A 'tmp' directory. <text:s/>This directory contains between 4 and 6 ... 8 jpegs. The names and number of jpegs will vary. <text:s/>motion snapshots are generated every second and stored in this 'tmp' directory as a buffer.</text:p>
      <text:p text:style-name="Standard"/>
      <text:p text:style-name="Standard">'kmotion_hkd2.py' <text:s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3-11T13:12:47</meta:creation-date>
    <dc:date>2008-03-11T14:01:04</dc:date>
    <meta:editing-cycles>7</meta:editing-cycles>
    <meta:editing-duration>PT48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386" meta:character-count="2308"/>
  </office:meta>
</office:document-meta>
</file>